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21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 table:formula="of:=[.C186]" office:value-type="currency" office:currency="ARS" office:value="218" calcext:value-type="currency">
            <text:p>$218,00</text:p>
          </table:table-cell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73239.81" calcext:value-type="currency">
            <text:p>$173.239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/>
          <table:table-cell table:style-name="ce255" table:formula="of:=[.C185]" office:value-type="currency" office:currency="ARS" office:value="725" calcext:value-type="currency">
            <text:p>$725,00</text:p>
          </table:table-cell>
          <table:table-cell table:style-name="ce255" table:formula="of:=[.C184]" office:value-type="currency" office:currency="ARS" office:value="9075" calcext:value-type="currency">
            <text:p>$9.075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587.1" calcext:value-type="currency">
            <text:p>$38.587,10</text:p>
          </table:table-cell>
          <table:table-cell table:style-name="ce255" table:formula="of:=SUM([.H6:.H42])" office:value-type="currency" office:currency="ARS" office:value="66719.07" calcext:value-type="currency">
            <text:p>$66.719,07</text:p>
          </table:table-cell>
          <table:table-cell table:style-name="ce255" table:formula="of:=SUM([.I6:.I42])" office:value-type="currency" office:currency="ARS" office:value="67933.64" calcext:value-type="currency">
            <text:p>$67.933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+[.C186]" office:value-type="currency" office:currency="ARS" office:value="38587.1" calcext:value-type="currency">
            <text:p>$38.587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+[.C185]" office:value-type="currency" office:currency="ARS" office:value="66719.07" calcext:value-type="currency">
            <text:p>$66.719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+[.C184]" office:value-type="currency" office:currency="ARS" office:value="67933.64" calcext:value-type="currency">
            <text:p>$67.933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73239.81" calcext:value-type="currency">
            <text:p>$173.239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6]-[.H53]" office:value-type="currency" office:currency="ARS" office:value="0" calcext:value-type="currency">
            <text:p>$0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5" calcext:value-type="currency">
            <text:p>$725,00</text:p>
          </table:table-cell>
          <table:table-cell/>
          <table:table-cell table:formula="of:=+[.E184]+[.C185]-[.D185]" office:value-type="currency" office:currency="ARS" office:value="9800" calcext:value-type="currency">
            <text:p>$9.80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10018" calcext:value-type="currency">
            <text:p>$10.0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718" calcext:value-type="currency">
            <text:p>$8.71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558" calcext:value-type="currency">
            <text:p>$8.55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498" calcext:value-type="currency">
            <text:p>$8.4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433" calcext:value-type="currency">
            <text:p>$8.43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793" calcext:value-type="currency">
            <text:p>$2.79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943" calcext:value-type="currency">
            <text:p>$94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Jam &amp; Chiss + medias lunas + criollo + leche</text:p>
          </table:table-cell>
          <table:table-cell/>
          <table:table-cell office:value-type="currency" office:currency="ARS" office:value="380" calcext:value-type="currency">
            <text:p>$380,00</text:p>
          </table:table-cell>
          <table:table-cell table:formula="of:=+[.E192]+[.C193]-[.D193]" office:value-type="currency" office:currency="ARS" office:value="563" calcext:value-type="currency">
            <text:p>$56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rcado abasto + impresion cartas + plastificado</text:p>
          </table:table-cell>
          <table:table-cell/>
          <table:table-cell office:value-type="currency" office:currency="ARS" office:value="218" calcext:value-type="currency">
            <text:p>$218,00</text:p>
          </table:table-cell>
          <table:table-cell table:formula="of:=+[.E193]+[.C194]-[.D194]" office:value-type="currency" office:currency="ARS" office:value="345" calcext:value-type="currency">
            <text:p>$34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Helado + impresion 5 menus + resma</text:p>
          </table:table-cell>
          <table:table-cell/>
          <table:table-cell office:value-type="currency" office:currency="ARS" office:value="345" calcext:value-type="currency">
            <text:p>$345,00</text:p>
          </table:table-cell>
          <table:table-cell table:formula="of:=+[.E194]+[.C195]-[.D19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currency" office:currency="ARS" office:value="0" calcext:value-type="currency">
            <text:p>$0,00</text:p>
          </table:table-cell>
          <table:table-cell table:formula="of:=+[.E195]+[.C196]-[.D19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6]+[.C197]-[.D19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9]+[.C200]-[.D2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0]+[.C201]-[.D20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1]+[.C202]-[.D20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2]+[.C203]-[.D20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3]+[.C204]-[.D20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4]+[.C205]-[.D20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205])" office:value-type="currency" office:currency="ARS" office:value="173239.81" calcext:value-type="currency">
            <text:p>$173.239,81</text:p>
          </table:table-cell>
          <table:table-cell table:style-name="ce257" table:formula="of:=SUM([.D3:.D205])" office:value-type="currency" office:currency="ARS" office:value="173239.81" calcext:value-type="currency">
            <text:p>$173.239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6]" office:value-type="float" office:value="-73239.81" calcext:value-type="float">
            <text:p><text:s/>$ -73.239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style:scale-to="100%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1:01:32.110161422</dc:date>
    <meta:editing-duration>PT19H7M45S</meta:editing-duration>
    <meta:editing-cycles>399</meta:editing-cycles>
    <meta:generator>LibreOffice/5.1.6.2$Linux_X86_64 LibreOffice_project/10m0$Build-2</meta:generator>
    <meta:document-statistic meta:table-count="10" meta:cell-count="2113" meta:object-count="0"/>
  </office:meta>
</office:document-meta>
</file>